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oppins" svg:font-family="Poppins, sans-serif"/>
    <style:font-face style:name="apple-system" svg:font-family="apple-system, BlinkMacSystemFont, 'Segoe UI', Roboto, 'Noto Sans', Ubuntu, 'Droid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f49" officeooo:paragraph-rsid="00187f49"/>
    </style:style>
    <style:style style:name="P2" style:family="paragraph" style:parent-style-name="Standard">
      <style:text-properties officeooo:rsid="0018e4ac" officeooo:paragraph-rsid="0018e4ac"/>
    </style:style>
    <style:style style:name="P3" style:family="paragraph" style:parent-style-name="Standard">
      <style:text-properties officeooo:rsid="001abfab" officeooo:paragraph-rsid="001abfab"/>
    </style:style>
    <style:style style:name="P4" style:family="paragraph" style:parent-style-name="Standard">
      <style:text-properties officeooo:rsid="001bcfd2" officeooo:paragraph-rsid="001bcfd2"/>
    </style:style>
    <style:style style:name="P5" style:family="paragraph" style:parent-style-name="Standard">
      <style:text-properties officeooo:rsid="001dbede" officeooo:paragraph-rsid="001dbede"/>
    </style:style>
    <style:style style:name="P6" style:family="paragraph" style:parent-style-name="Standard">
      <style:text-properties officeooo:paragraph-rsid="001ee78e"/>
    </style:style>
    <style:style style:name="P7" style:family="paragraph" style:parent-style-name="Standard">
      <style:text-properties fo:font-size="16pt" officeooo:rsid="001bcfd2" officeooo:paragraph-rsid="001bcfd2" style:font-size-asian="16pt" style:font-size-complex="16pt"/>
    </style:style>
    <style:style style:name="P8" style:family="paragraph" style:parent-style-name="Standard">
      <style:text-properties fo:font-size="16pt" officeooo:rsid="00187f49" officeooo:paragraph-rsid="00187f49" style:font-size-asian="16pt" style:font-size-complex="16pt"/>
    </style:style>
    <style:style style:name="P9" style:family="paragraph" style:parent-style-name="Standard">
      <style:text-properties fo:font-size="16pt" officeooo:rsid="001abfab" officeooo:paragraph-rsid="001abfab" style:font-size-asian="16pt" style:font-size-complex="16pt"/>
    </style:style>
    <style:style style:name="P10" style:family="paragraph" style:parent-style-name="Standard">
      <style:text-properties fo:font-size="16pt" officeooo:rsid="001ee78e" officeooo:paragraph-rsid="001ee78e" style:font-size-asian="16pt" style:font-size-complex="16pt"/>
    </style:style>
    <style:style style:name="P11" style:family="paragraph" style:parent-style-name="Standard">
      <style:text-properties fo:font-size="16pt" officeooo:rsid="0024e583" officeooo:paragraph-rsid="0024e583" style:font-size-asian="16pt" style:font-size-complex="16pt"/>
    </style:style>
    <style:style style:name="P12" style:family="paragraph" style:parent-style-name="Standard">
      <style:text-properties fo:font-size="16pt" officeooo:rsid="0024e583" officeooo:paragraph-rsid="0025c050" style:font-size-asian="16pt" style:font-size-complex="16pt"/>
    </style:style>
    <style:style style:name="P13" style:family="paragraph" style:parent-style-name="Standard">
      <style:text-properties fo:font-size="16pt" officeooo:rsid="002762dc" officeooo:paragraph-rsid="002799d6" style:font-size-asian="16pt" style:font-size-complex="16pt"/>
    </style:style>
    <style:style style:name="P14" style:family="paragraph" style:parent-style-name="Standard">
      <style:text-properties fo:font-size="16pt" officeooo:rsid="002bb5aa" officeooo:paragraph-rsid="002bb5aa" style:font-size-asian="16pt" style:font-size-complex="16pt"/>
    </style:style>
    <style:style style:name="P15" style:family="paragraph" style:parent-style-name="Standard">
      <style:text-properties fo:font-size="16pt" officeooo:rsid="0025c050" officeooo:paragraph-rsid="0025c050" style:font-size-asian="16pt" style:font-size-complex="16pt"/>
    </style:style>
    <style:style style:name="P16" style:family="paragraph" style:parent-style-name="Standard">
      <style:text-properties fo:font-size="16pt" officeooo:rsid="002cca00" officeooo:paragraph-rsid="002cca00" style:font-size-asian="16pt" style:font-size-complex="16pt"/>
    </style:style>
    <style:style style:name="P17" style:family="paragraph" style:parent-style-name="Standard">
      <style:text-properties fo:font-size="16pt" officeooo:rsid="002cca00" officeooo:paragraph-rsid="003e084f" style:font-size-asian="16pt" style:font-size-complex="16pt"/>
    </style:style>
    <style:style style:name="P18" style:family="paragraph" style:parent-style-name="Standard">
      <style:text-properties fo:font-size="16pt" officeooo:rsid="002fa4df" officeooo:paragraph-rsid="0033599f" style:font-size-asian="16pt" style:font-size-complex="16pt"/>
    </style:style>
    <style:style style:name="P19" style:family="paragraph" style:parent-style-name="Standard">
      <style:text-properties fo:font-size="16pt" officeooo:rsid="0034a2a3" officeooo:paragraph-rsid="0034a2a3" style:font-size-asian="16pt" style:font-size-complex="16pt"/>
    </style:style>
    <style:style style:name="P20" style:family="paragraph" style:parent-style-name="Standard">
      <style:text-properties fo:font-size="16pt" officeooo:rsid="0033599f" officeooo:paragraph-rsid="0033599f" style:font-size-asian="16pt" style:font-size-complex="16pt"/>
    </style:style>
    <style:style style:name="P21" style:family="paragraph" style:parent-style-name="Standard">
      <style:text-properties fo:font-size="16pt" officeooo:rsid="00361161" officeooo:paragraph-rsid="00361161" style:font-size-asian="16pt" style:font-size-complex="16pt"/>
    </style:style>
    <style:style style:name="P22" style:family="paragraph" style:parent-style-name="Standard">
      <style:text-properties fo:font-size="16pt" officeooo:rsid="003a3662" officeooo:paragraph-rsid="003a3662" style:font-size-asian="16pt" style:font-size-complex="16pt"/>
    </style:style>
    <style:style style:name="P23" style:family="paragraph" style:parent-style-name="Standard">
      <style:text-properties fo:font-size="16pt" officeooo:rsid="003b546c" officeooo:paragraph-rsid="003bab21" style:font-size-asian="16pt" style:font-size-complex="16pt"/>
    </style:style>
    <style:style style:name="P24" style:family="paragraph" style:parent-style-name="Standard">
      <style:text-properties fo:font-size="16pt" officeooo:rsid="003bab21" officeooo:paragraph-rsid="003bab21" style:font-size-asian="16pt" style:font-size-complex="16pt"/>
    </style:style>
    <style:style style:name="P25" style:family="paragraph" style:parent-style-name="Standard">
      <style:text-properties fo:font-size="16pt" officeooo:rsid="002a084a" officeooo:paragraph-rsid="002a084a"/>
    </style:style>
    <style:style style:name="P26" style:family="paragraph" style:parent-style-name="Standard">
      <style:text-properties officeooo:rsid="00208e29" officeooo:paragraph-rsid="00208e29"/>
    </style:style>
    <style:style style:name="P27" style:family="paragraph" style:parent-style-name="Standard">
      <style:text-properties fo:font-variant="normal" fo:text-transform="none" fo:color="#212529" style:font-name="Poppins" fo:font-size="12pt" fo:letter-spacing="normal" fo:font-style="normal" fo:font-weight="normal" officeooo:rsid="002799d6" officeooo:paragraph-rsid="002799d6" style:font-size-asian="12pt" style:font-size-complex="12pt"/>
    </style:style>
    <style:style style:name="P28" style:family="paragraph" style:parent-style-name="Text_20_body">
      <style:text-properties fo:font-variant="normal" fo:text-transform="none" fo:color="#172b4d" style:font-name="apple-system" fo:font-size="10.5pt" fo:letter-spacing="normal" fo:font-style="normal" fo:font-weight="normal" officeooo:rsid="001ee78e" officeooo:paragraph-rsid="001ee78e"/>
    </style:style>
    <style:style style:name="P29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30" style:family="paragraph" style:parent-style-name="Standard">
      <style:text-properties fo:font-size="16pt" officeooo:rsid="00412eff" officeooo:paragraph-rsid="00412eff" style:font-size-asian="16pt" style:font-size-complex="16pt"/>
    </style:style>
    <style:style style:name="P31" style:family="paragraph" style:parent-style-name="Standard">
      <style:text-properties fo:font-size="16pt" officeooo:rsid="002cca00" officeooo:paragraph-rsid="002cca00" style:font-size-asian="16pt" style:font-size-complex="16pt"/>
    </style:style>
    <style:style style:name="P32" style:family="paragraph" style:parent-style-name="Standard">
      <style:text-properties fo:font-size="16pt" officeooo:rsid="00432fe4" officeooo:paragraph-rsid="00432fe4" style:font-size-asian="16pt" style:font-size-complex="16pt"/>
    </style:style>
    <style:style style:name="T1" style:family="text">
      <style:text-properties officeooo:rsid="001bc719"/>
    </style:style>
    <style:style style:name="T2" style:family="text">
      <style:text-properties officeooo:rsid="001ee78e"/>
    </style:style>
    <style:style style:name="T3" style:family="text">
      <style:text-properties fo:font-variant="normal" fo:text-transform="none" fo:color="#172b4d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color="#212529" style:font-name="Poppins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12529" style:font-name="Poppins" fo:font-size="12pt" fo:letter-spacing="normal" fo:font-style="normal" fo:font-weight="normal" officeooo:rsid="0029eb0c" style:font-size-asian="12pt" style:font-size-complex="12pt"/>
    </style:style>
    <style:style style:name="T6" style:family="text">
      <style:text-properties fo:font-variant="normal" fo:text-transform="none" fo:color="#212529" style:font-name="Poppins" fo:font-size="12pt" fo:letter-spacing="normal" fo:font-style="normal" fo:font-weight="normal" officeooo:rsid="002b8154" style:font-size-asian="12pt" style:font-size-complex="12pt"/>
    </style:style>
    <style:style style:name="T7" style:family="text">
      <style:text-properties officeooo:rsid="00208e29"/>
    </style:style>
    <style:style style:name="T8" style:family="text">
      <style:text-properties fo:font-size="14pt" officeooo:rsid="00208e29" style:font-size-asian="14pt" style:font-size-complex="14pt"/>
    </style:style>
    <style:style style:name="T9" style:family="text">
      <style:text-properties officeooo:rsid="0029eb0c"/>
    </style:style>
    <style:style style:name="T10" style:family="text">
      <style:text-properties officeooo:rsid="002b8154"/>
    </style:style>
    <style:style style:name="T11" style:family="text">
      <style:text-properties officeooo:rsid="002d3d7b"/>
    </style:style>
    <style:style style:name="T12" style:family="text">
      <style:text-properties officeooo:rsid="00304be4"/>
    </style:style>
    <style:style style:name="T13" style:family="text">
      <style:text-properties officeooo:rsid="003a3662"/>
    </style:style>
    <style:style style:name="T14" style:family="text">
      <style:text-properties officeooo:rsid="003b546c"/>
    </style:style>
    <style:style style:name="T15" style:family="text">
      <style:text-properties officeooo:rsid="003bab21"/>
    </style:style>
    <style:style style:name="T16" style:family="text">
      <style:text-properties officeooo:rsid="003fd959"/>
    </style:style>
    <style:style style:name="T17" style:family="text">
      <style:text-properties officeooo:rsid="0041e326"/>
    </style:style>
    <style:style style:name="T18" style:family="text">
      <style:text-properties officeooo:rsid="004372e2"/>
    </style:style>
    <style:style style:name="T19" style:family="text">
      <style:text-properties officeooo:rsid="0044e9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ugs in contact 25:-</text:p>
      <text:p text:style-name="P8">Date:-19 september2019</text:p>
      <text:p text:style-name="P1"/>
      <text:p text:style-name="P1">1. Design issue in the service page. add open hours file in desktop</text:p>
      <text:p text:style-name="P2">2. Design issue in the <text:span text:style-name="T7">service</text:span> hours formate of the time.</text:p>
      <text:p text:style-name="P3">3. In my friend’s stuff page numbering increase automatically.</text:p>
      <text:p text:style-name="P3">4. <text:span text:style-name="T1">Map not show in the home page.</text:span></text:p>
      <text:p text:style-name="P3"/>
      <text:p text:style-name="P3"/>
      <text:p text:style-name="P3"/>
      <text:p text:style-name="P9"/>
      <text:p text:style-name="P10"><text:span text:style-name="T8">TRELLO POINTS</text:span>:::::</text:p>
      <text:p text:style-name="P28">1.))))) <text:s text:c="4"/>Ah - ok - on the listings page, have the price (without spaces!) like this:</text:p>
      <text:p text:style-name="P29">£25/10min<text:line-break/>or<text:line-break/>£10/hr<text:line-break/>or<text:line-break/>£30/2hrs</text:p>
      <text:p text:style-name="P29">(it would be nice if /hr was shown like above so that it looks more natural)<text:span text:style-name="T7">(DONE)</text:span></text:p>
      <text:p text:style-name="P6"><text:span text:style-name="T2">2.))))))) <text:s/></text:span><text:span text:style-name="T3">Then below there is no 'deliver it' option - just 'collect it' functionality which is replaced with 'book it</text:span></text:p>
      <text:p text:style-name="P26">(DONE)</text:p>
      <text:p text:style-name="P3"/>
      <text:p text:style-name="P3"/>
      <text:p text:style-name="P3"/>
      <text:p text:style-name="P3"/>
      <text:p text:style-name="P7">Selready project:-</text:p>
      <text:p text:style-name="P4"/>
      <text:p text:style-name="P4">1. responsive issue</text:p>
      <text:p text:style-name="P4">2. In one click point not go in the calender</text:p>
      <text:p text:style-name="P5">3. week ,month button touch with each other.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11">Bugs in Contact 25:-</text:p>
      <text:p text:style-name="P14">Date:-25sept</text:p>
      <text:p text:style-name="P11">1. Payment method show same error when we click on “pay now”. <text:s/><text:span text:style-name="T10">(Done)</text:span></text:p>
      <text:p text:style-name="P12">2. Responsive issue in the payment method.<text:span text:style-name="T9">(done)</text:span></text:p>
      <text:p text:style-name="P15">3. In the My profile delivery’s page title is wrong. I show like communication.(done)</text:p>
      <text:p text:style-name="P27"><text:s/></text:p>
      <text:p text:style-name="P25"><text:span text:style-name="T5">4. <text:s/></text:span><text:span text:style-name="T6">In </text:span><text:span text:style-name="T4">Map’s “+ -” button not work properly in the add product page. </text:span><text:span text:style-name="T6">(pending)</text:span></text:p>
      <text:p text:style-name="P13"><text:s/></text:p>
      <text:p text:style-name="P14"><text:soft-page-break/><text:s/></text:p>
      <text:p text:style-name="P16">Bugs in contact 25:--</text:p>
      <text:p text:style-name="P16">Date:--26 September</text:p>
      <text:p text:style-name="P16">1. <text:span text:style-name="T11">upload image field not click able.(Done)</text:span></text:p>
      <text:p text:style-name="P18">2. <text:span text:style-name="T12">In my friend stuff when we open the first page. There is no product show but pagination is display.</text:span></text:p>
      <text:p text:style-name="P20">3. When we click on reminder box it show 2 time pop up. (Done)</text:p>
      <text:p text:style-name="P19">4. Alignment issue in the payment method after click on “pay now”.<text:span text:style-name="T13">(done)</text:span></text:p>
      <text:p text:style-name="P21">5. Alignment issue in the <text:s/>responsive. When we open delivery in the profile it is not in proper alignment.<text:span text:style-name="T13">(done)</text:span></text:p>
      <text:p text:style-name="P21"/>
      <text:p text:style-name="P21"/>
      <text:p text:style-name="P21"/>
      <text:p text:style-name="P22">Bugs in contact 25:-</text:p>
      <text:p text:style-name="P22">Date:--27 september2019</text:p>
      <text:p text:style-name="P22"/>
      <text:p text:style-name="P22">1.<text:span text:style-name="T14">Security info in the profile flag not display.</text:span></text:p>
      <text:p text:style-name="P23">2. Responsive issue when we click on friends <text:span text:style-name="T15">and</text:span> <text:span text:style-name="T15">neighbors in the settings the pop should display on the setting page.(Done)</text:span></text:p>
      <text:p text:style-name="P24">3. On the clicking navigation the should bar should be move in to right hand side.</text:p>
      <text:p text:style-name="P24">4. Quantity number not show in the add product page.</text:p>
      <text:p text:style-name="P23">5. upload image sometime not workable.</text:p>
      <text:p text:style-name="P23">6. Security code automatically on the the security information.<text:span text:style-name="T19">(done)</text:span></text:p>
      <text:p text:style-name="P23">7. In the I phone 5/SE upload image field not show properly.(<text:span text:style-name="T16">D</text:span>one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0">Bugs in contact 25::--</text:p>
      <text:p text:style-name="P30">Date:--30 september2019</text:p>
      <text:p text:style-name="P30"/>
      <text:p text:style-name="P30"/>
      <text:p text:style-name="P30">1. <text:span text:style-name="T17">In the service Map not working fine.</text:span></text:p>
      <text:p text:style-name="P32"><text:soft-page-break/>2. In the <text:span text:style-name="T18">my profile when we open the holiday in which the logo of “holidays, start time, end time”</text:span></text:p>
      <text:p text:style-name="P16"/>
      <text:p text:style-name="P16"/>
      <text:p text:style-name="P16"/>
      <text:p text:style-name="P16"/>
      <text:p text:style-name="P17"/>
      <text:p text:style-name="P17"><text:s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oppins" svg:font-family="Poppins, sans-serif"/>
    <style:font-face style:name="apple-system" svg:font-family="apple-system, BlinkMacSystemFont, 'Segoe UI', Roboto, 'Noto Sans', Ubuntu, 'Droid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25:21.998086015</meta:creation-date>
    <dc:date>2019-09-30T13:45:00.465983139</dc:date>
    <meta:editing-duration>PT8H27M40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3" meta:paragraph-count="47" meta:word-count="387" meta:character-count="2182" meta:non-whitespace-character-count="1827"/>
  </office:meta>
</office:document-meta>
</file>